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3.87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161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piece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WÜRTH</text:p>
          </table:table-cell>
          <table:table-cell office:value-type="string" calcext:value-type="string">
            <text:p>Art.-no. 0468038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-ring : RG-O-ISO3601-PERBUNAN70-38,00X3,00 </text:p>
          </table:table-cell>
        </table:table-row>
        <table:table-row table:style-name="ro1">
          <table:table-cell office:value-type="string" calcext:value-type="string">
            <text:p>Freudenberg Sealing Technologies/ Otto Olsen</text:p>
          </table:table-cell>
          <table:table-cell office:value-type="string" calcext:value-type="string">
            <text:p>FKM/FEP MOQ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P-O-Seal ID 39,34 X 2,62 FKM</text:p>
          </table:table-cell>
        </table:table-row>
        <table:table-row table:style-name="ro1">
          <table:table-cell office:value-type="string" calcext:value-type="string">
            <text:p>Mountain Electronics</text:p>
          </table:table-cell>
          <table:table-cell office:value-type="string" calcext:value-type="string">
            <text:p>ARLENS-4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mm AR Coated Glass Lens</text:p>
          </table:table-cell>
        </table:table-row>
        <table:table-row table:style-name="ro1">
          <table:table-cell office:value-type="string" calcext:value-type="string">
            <text:p>Mountain Electronics</text:p>
          </table:table-cell>
          <table:table-cell office:value-type="string" calcext:value-type="string">
            <text:p>RFLCTR-42x31.5-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 Orange Peel Reflector - 42*31.5mm </text:p>
          </table:table-cell>
        </table:table-row>
        <table:table-row table:style-name="ro1">
          <table:table-cell office:value-type="string" calcext:value-type="string">
            <text:p>Mountain Electronics</text:p>
          </table:table-cell>
          <table:table-cell office:value-type="string" calcext:value-type="string">
            <text:p>MTN-30DDm-2S+-C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mm FET + 7135 Driver - MTN-30DDm - 2S-4S Input Voltage (Clicky)</text:p>
          </table:table-cell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<text:s/>Mouser No: 999-P5-V521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button Switch, IP69X </text:p>
          </table:table-cell>
        </table:table-row>
        <table:table-row table:style-name="ro1">
          <table:table-cell office:value-type="string" calcext:value-type="string">
            <text:p>Mountain Electronics</text:p>
          </table:table-cell>
          <table:table-cell office:value-type="string" calcext:value-type="string">
            <text:p>XHP70.2-M4-3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e <text:s/>XHP70.2 M4 3000K 80+ CRI, 6V 20mm <text:s/>Sinkpad Copper Direct-Thermal-Pa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.00.0000</text:date>, <text:time style:data-style-name="N2" text:time-value="11:23:19.932473904"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6:27:43.371678187</meta:creation-date>
    <dc:date>2019-12-24T12:25:29.923023505</dc:date>
    <meta:editing-duration>PT11M11S</meta:editing-duration>
    <meta:editing-cycles>4</meta:editing-cycles>
    <meta:generator>LibreOffice/6.0.7.3$Linux_X86_64 LibreOffice_project/00m0$Build-3</meta:generator>
    <meta:document-statistic meta:table-count="1" meta:cell-count="32" meta:object-count="0"/>
  </office:meta>
</office:document-meta>
</file>